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2.1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Microcline with perthit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liotriomorph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To sericite (fine-grained muscovite) in some fractures. Presents perthites or exsolutions of albi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gray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Partial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6">
            <text:p>Discontinuously crossed twinning in some areas of the crystal and visible only in some posi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75" table:style-name="ce7">
            <text:p>7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5">
            <text:p>Garnet 15%</text:p>
          </table:table-cell>
          <table:table-cell office:value-type="string" table:style-name="ce9">
            <text:p>Muscovite 5%</text:p>
          </table:table-cell>
          <table:table-cell office:value-type="string" table:style-name="ce9">
            <text:p>Plagioclase 3%</text:p>
          </table:table-cell>
          <table:table-cell office:value-type="string" table:style-name="ce9">
            <text:p>Quartz 2%</text:p>
          </table:table-cell>
          <table:table-cell table:number-columns-repeated="16379"/>
        </table:table-row>
        <table:table-row table:number-rows-repeated="2" table:style-name="ro2">
          <table:table-cell table:style-name="ce1"/>
          <table:table-cell table:style-name="ce9"/>
          <table:table-cell table:number-columns-repeated="16382" table:style-name="ce1"/>
        </table:table-row>
        <table:table-row table:number-rows-repeated="1048573" table:style-name="ro8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0">
            <text:p>General characteristics of the mineral</text:p>
          </table:table-cell>
          <table:table-cell office:value-type="string" table:style-name="ce3">
            <text:p>Microcli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9">
            <text:p>KAlSi<text:span text:style-name="T2">3</text:span>O<text:span text:style-name="T2">8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Generally allotriomorph or rounded, rarely hipidiomorphic crystals, short prismatic and idiomorphs in myarolytic caviti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1">
            <text:p>Colorless, often turbid by alter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leavage</text:p>
          </table:table-cell>
          <table:table-cell office:value-type="string" table:style-name="ce5">
            <text:p>Difficult to observe, in three directions {001}, {010} and {110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To sericite, albite and quartz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gray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Obliqu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winning</text:p>
          </table:table-cell>
          <table:table-cell office:value-type="string" table:style-name="ce5">
            <text:p>Polysynthetic, crossed and laminar, the twinnings are not very penetrating and are not always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Rar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01:40Z</dc:date>
    <meta:editing-cycles>5</meta:editing-cycles>
    <meta:editing-duration>PT1353S</meta:editing-duration>
  </office:meta>
</office:document-meta>
</file>